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7bb4" officeooo:paragraph-rsid="00047bb4"/>
    </style:style>
    <style:style style:name="P2" style:family="paragraph" style:parent-style-name="Standard">
      <style:text-properties officeooo:rsid="000563a0" officeooo:paragraph-rsid="000563a0"/>
    </style:style>
    <style:style style:name="T1" style:family="text">
      <style:text-properties officeooo:rsid="00056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.Bits are packaged into frames at which layer of the OSI model?</text:p>
      <text:p text:style-name="P1"><text:s text:c="6"/>(A)data link</text:p>
      <text:p text:style-name="P1"><text:s text:c="6"/>(B)transport</text:p>
      <text:p text:style-name="P1"><text:s text:c="6"/>(C)physical</text:p>
      <text:p text:style-name="P1"><text:s text:c="6"/>(D)presentation</text:p>
      <text:p text:style-name="P1"><text:s text:c="2"/>Ans:(A)data link</text:p>
      <text:p text:style-name="P1"/>
      <text:p text:style-name="P1">2.What is the acronym for LAN?</text:p>
      <text:p text:style-name="P1"><text:s text:c="6"/>(A)Local Area Network</text:p>
      <text:p text:style-name="P1"><text:s text:c="6"/>(B)Local Access Network</text:p>
      <text:p text:style-name="P1"><text:s text:c="6"/>(C)Line And Networking</text:p>
      <text:p text:style-name="P1"><text:s text:c="6"/>(D)Line-less Networking</text:p>
      <text:p text:style-name="P1">Ans:(A)Local Area Network</text:p>
      <text:p text:style-name="P1"/>
      <text:p text:style-name="P1"><text:span text:style-name="T1">3</text:span>.Bus, ring and star topologies are mostly used in the</text:p>
      <text:p text:style-name="P1"><text:s text:c="6"/>(A)LAN</text:p>
      <text:p text:style-name="P1"><text:s text:c="6"/>(B)MAN</text:p>
      <text:p text:style-name="P1"><text:s text:c="6"/>(C)WAN</text:p>
      <text:p text:style-name="P1"><text:s text:c="6"/>(D)Internetwork</text:p>
      <text:p text:style-name="P1">Ans:(A)LAN</text:p>
      <text:p text:style-name="P1"/>
      <text:p text:style-name="P1"><text:span text:style-name="T1">4</text:span>.Which OSI layer allows the transmission and reception of data segments to a</text:p>
      <text:p text:style-name="P1">session layer in addition to the provision of flow control, sequence numbering</text:p>
      <text:p text:style-name="P1">and message acknowledgment?</text:p>
      <text:p text:style-name="P1"><text:s text:c="6"/>(a)Network Layer</text:p>
      <text:p text:style-name="P1"><text:s text:c="6"/>(b)Session Layer</text:p>
      <text:p text:style-name="P1"><text:s text:c="6"/>(c)Transport Layer</text:p>
      <text:p text:style-name="P1"><text:s text:c="6"/>(d)Application Layer</text:p>
      <text:p text:style-name="P1">Ans:(c)Transport Layer</text:p>
      <text:p text:style-name="P1"/>
      <text:p text:style-name="P1"><text:span text:style-name="T1">5</text:span>.Communication offered by TCP is</text:p>
      <text:p text:style-name="P1"><text:s text:c="6"/>(a)Semi-duplex</text:p>
      <text:p text:style-name="P1"><text:s text:c="6"/>(b)Half-duplex</text:p>
      <text:p text:style-name="P1"><text:s text:c="6"/>(c)Full-duplex</text:p>
      <text:p text:style-name="P1"><text:s text:c="6"/>(d)Byte by byte</text:p>
      <text:p text:style-name="P1">Ans:(a)Full-duplex</text:p>
      <text:p text:style-name="P1"/>
      <text:p text:style-name="P1"/>
      <text:p text:style-name="P1"><text:span text:style-name="T1">6</text:span>. An IPv4 datagram can encapsulate data from several higher-level protocols</text:p>
      <text:p text:style-name="P1">such as UDP, ICMP, IGMP and</text:p>
      <text:p text:style-name="P1"><text:s text:c="6"/>(a)TCP</text:p>
      <text:p text:style-name="P1"><text:s text:c="6"/>(b)CDM protocols</text:p>
      <text:p text:style-name="P1"><text:s text:c="6"/>(c)ATM protocols</text:p>
      <text:p text:style-name="P1"><text:s text:c="6"/>(d)IEEE protocols</text:p>
      <text:p text:style-name="P1">Ans:(a)TCP</text:p>
      <text:p text:style-name="P1"/>
      <text:p text:style-name="P1"><text:span text:style-name="T1">7</text:span>.HTTP is ________ protocol.</text:p>
      <text:p text:style-name="P1"><text:s text:c="6"/>(a)Application layer</text:p>
      <text:p text:style-name="P1"><text:s text:c="6"/>(b) Transport layer</text:p>
      <text:p text:style-name="P1"><text:s text:c="6"/>(c) Network layer</text:p>
      <text:p text:style-name="P1"><text:s text:c="6"/>(d) None of the mentioned</text:p>
      <text:p text:style-name="P1">Ans:(a)Application layer</text:p>
      <text:p text:style-name="P1"><text:soft-page-break/><text:span text:style-name="T1">8</text:span>.In filtering when frame is forwarded, decision must specify the</text:p>
      <text:p text:style-name="P1"><text:s text:c="6"/>(a)Device</text:p>
      <text:p text:style-name="P1"><text:s text:c="6"/>(b)modes</text:p>
      <text:p text:style-name="P1"><text:s text:c="6"/>(c)Port</text:p>
      <text:p text:style-name="P1"><text:s text:c="6"/>(d)bridge</text:p>
      <text:p text:style-name="P1">Ans:(c)Port</text:p>
      <text:p text:style-name="P1"/>
      <text:p text:style-name="P1"/>
      <text:p text:style-name="P1"><text:span text:style-name="T1">9</text:span>.PPP used in,</text:p>
      <text:p text:style-name="P1"><text:s text:c="6"/>(a) Dialup connections</text:p>
      <text:p text:style-name="P1"><text:s text:c="6"/>(b) Ethernet</text:p>
      <text:p text:style-name="P1"><text:s text:c="6"/>(c) Wireless connections</text:p>
      <text:p text:style-name="P1">(d) All of the above</text:p>
      <text:p text:style-name="P1"/>
      <text:p text:style-name="P1">Ans :B</text:p>
      <text:p text:style-name="P1"/>
      <text:p text:style-name="P1"><text:span text:style-name="T1">10</text:span>.Addresses in a block must be</text:p>
      <text:p text:style-name="P1"><text:s text:c="6"/>(a)Random</text:p>
      <text:p text:style-name="P1"><text:s text:c="6"/>(b)Contiguous</text:p>
      <text:p text:style-name="P1"><text:s text:c="6"/>(c)Repetitive</text:p>
      <text:p text:style-name="P1"><text:s text:c="6"/>(d)Oddly arranged</text:p>
      <text:p text:style-name="P1">Ans:(b)Contiguous</text:p>
      <text:p text:style-name="P1"/>
      <text:p text:style-name="P1"><text:span text:style-name="T1">11</text:span>.In Border Gateway Protocol (BGP), criterion of policy is set by</text:p>
      <text:p text:style-name="P1"><text:s text:c="6"/>(a)System</text:p>
      <text:p text:style-name="P1"><text:s text:c="6"/>(b)User</text:p>
      <text:p text:style-name="P1"><text:s text:c="6"/>(c)Medium</text:p>
      <text:p text:style-name="P1"><text:s text:c="6"/>(d)Administrator</text:p>
      <text:p text:style-name="P1">Ans:(d)Administrator</text:p>
      <text:p text:style-name="P1"/>
      <text:p text:style-name="P1"><text:span text:style-name="T1">1</text:span>2.A Circuit-Switched Network is made of a set of switches connected by</text:p>
      <text:p text:style-name="P1">physical</text:p>
      <text:p text:style-name="P1"><text:s text:c="6"/>(a)links</text:p>
      <text:p text:style-name="P1"><text:s text:c="6"/>(b)media</text:p>
      <text:p text:style-name="P1"><text:s text:c="6"/>(c)nodes</text:p>
      <text:p text:style-name="P1"><text:s text:c="6"/>(d)lines</text:p>
      <text:p text:style-name="P1">Ans:(a)links</text:p>
      <text:p text:style-name="P1"/>
      <text:p text:style-name="P1"><text:span text:style-name="T1">13</text:span>. A hash function guarantees integrity of a message. It guarantees that message</text:p>
      <text:p text:style-name="P1">has not be</text:p>
      <text:p text:style-name="P1"><text:s text:c="6"/>(a)Replaced</text:p>
      <text:p text:style-name="P1"><text:s text:c="6"/>(b)Over view</text:p>
      <text:p text:style-name="P1"><text:s text:c="6"/>(c)Changed</text:p>
      <text:p text:style-name="P1"><text:s text:c="6"/>(d)Violated</text:p>
      <text:p text:style-name="P1">Ans:(C)Changed</text:p>
      <text:p text:style-name="P1"/>
      <text:p text:style-name="P2">14. Which of the following transport layer protocols is used to support electronic mail?</text:p>
      <text:p text:style-name="P2"><text:s text:c="8"/>(A) SMTP</text:p>
      <text:p text:style-name="P2"><text:s text:c="8"/>(B) IP</text:p>
      <text:p text:style-name="P2"><text:s text:c="8"/>(C) TCP</text:p>
      <text:p text:style-name="P2"><text:s text:c="8"/>(D) UDP</text:p>
      <text:p text:style-name="P2">Ans:(C)TCP</text:p>
      <text:p text:style-name="P2"><text:soft-page-break/>15.Packets of the same session may be routed through different paths in:</text:p>
      <text:p text:style-name="P2"><text:s text:c="8"/>(a) TCP, but not UDP</text:p>
      <text:p text:style-name="P2"><text:s text:c="8"/>(b) TCP and UDP</text:p>
      <text:p text:style-name="P2"><text:s text:c="8"/>(c) UDP, but not TCP</text:p>
      <text:p text:style-name="P2"><text:s text:c="8"/>(d) Neither TCP nor UDP</text:p>
      <text:p text:style-name="P2">Ans:(b)TCP and U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1:30:17.823498119</meta:creation-date>
    <dc:date>2018-11-15T21:43:10.024657072</dc:date>
    <meta:editing-duration>PT2M32S</meta:editing-duration>
    <meta:editing-cycles>1</meta:editing-cycles>
    <meta:document-statistic meta:table-count="0" meta:image-count="0" meta:object-count="0" meta:page-count="3" meta:paragraph-count="95" meta:word-count="306" meta:character-count="2426" meta:non-whitespace-character-count="1843"/>
    <meta:generator>LibreOffice/5.1.6.2$Linux_X86_64 LibreOffice_project/10m0$Build-2</meta:generator>
  </office:meta>
</office:document-meta>
</file>